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3.099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885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0">
      <style:table-cell-properties fo:border="0.06pt dotted #000000" style:vertical-align="middle"/>
      <style:text-properties style:font-name="Ubuntu" fo:font-style="italic" style:font-style-asian="italic" style:font-style-complex="italic"/>
    </style:style>
    <style:style style:name="ce5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0">
      <style:table-cell-properties style:vertical-align="middle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cc" style:text-align-source="fix" style:repeat-content="false" fo:wrap-option="wrap" fo:border="0.06pt dotted #000000" style:vertical-align="middle"/>
      <style:paragraph-properties fo:text-align="start" fo:margin-left="0cm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dotted #000000" style:vertical-align="middle"/>
      <style:paragraph-properties fo:text-align="start" fo:margin-left="0cm"/>
      <style:text-properties style:font-name="Ubuntu"/>
    </style:style>
    <style:style style:name="ce9" style:family="table-cell" style:parent-style-name="Default">
      <style:table-cell-properties fo:background-color="#ffffcc" style:text-align-source="fix" style:repeat-content="false" fo:border="0.06pt dotted #000000" style:vertical-align="middle"/>
      <style:paragraph-properties fo:text-align="start" fo:margin-left="0cm"/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 style:data-style-name="N111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2" style:family="table-cell" style:parent-style-name="Default" style:data-style-name="N111">
      <style:table-cell-properties fo:border="0.06pt dotted #000000" style:vertical-align="middle"/>
      <style:text-properties style:font-name="Ubuntu"/>
    </style:style>
    <style:style style:name="ce13" style:family="table-cell" style:parent-style-name="Default" style:data-style-name="N111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4" style:family="table-cell" style:parent-style-name="Default" style:data-style-name="N111">
      <style:table-cell-properties style:vertical-align="middle"/>
    </style:style>
    <style:style style:name="ce15" style:family="table-cell" style:parent-style-name="Default" style:data-style-name="N110">
      <style:table-cell-properties fo:background-color="#ffffcc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6" style:family="table-cell" style:parent-style-name="Default" style:data-style-name="N110">
      <style:table-cell-properties fo:border="0.06pt dotted #000000" style:vertical-align="middle"/>
      <style:text-properties style:font-name="Ubuntu"/>
    </style:style>
    <style:style style:name="ce17" style:family="table-cell" style:parent-style-name="Default" style:data-style-name="N110">
      <style:table-cell-properties fo:background-color="#ffffcc" style:text-align-source="fix" style:repeat-content="false" fo:border="0.06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8" style:family="table-cell" style:parent-style-name="Default" style:data-style-name="N110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1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4" table:default-cell-style-name="ce14"/>
        <table:table-column table:style-name="co5" table:default-cell-style-name="ce18"/>
        <table:table-column table:style-name="co4" table:default-cell-style-name="ce14"/>
        <table:table-column table:style-name="co6" table:default-cell-style-name="ce18"/>
        <table:table-column table:style-name="co7" table:number-columns-repeated="1014" table:default-cell-style-name="ce2"/>
        <table:table-row table:style-name="ro1">
          <table:table-cell table:style-name="ce1" table:number-columns-repeated="1024"/>
        </table:table-row>
        <table:table-row table:style-name="ro2">
          <table:table-cell table:style-name="ce1"/>
          <table:table-cell table:style-name="ce3" office:value-type="string" calcext:value-type="string">
            <text:p>Using</text:p>
          </table:table-cell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23" calcext:value-type="float">
            <text:p>0.00362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3" calcext:value-type="float">
            <text:p>0.00028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39" calcext:value-type="float">
            <text:p>0.001390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733" calcext:value-type="float">
            <text:p>0.00373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5" calcext:value-type="float">
            <text:p>0.00028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73" calcext:value-type="float">
            <text:p>0.001273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172" calcext:value-type="float">
            <text:p>0.003172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2" calcext:value-type="float">
            <text:p>0.000282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16" calcext:value-type="float">
            <text:p>0.00121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412" calcext:value-type="float">
            <text:p>0.003412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9" calcext:value-type="float">
            <text:p>0.000290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17" calcext:value-type="float">
            <text:p>0.001217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78" calcext:value-type="float">
            <text:p>0.003678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7" calcext:value-type="float">
            <text:p>0.000287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14" calcext:value-type="float">
            <text:p>0.001214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299" calcext:value-type="float">
            <text:p>0.003299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95" calcext:value-type="float">
            <text:p>0.00029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14" calcext:value-type="float">
            <text:p>0.001214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782" calcext:value-type="float">
            <text:p>0.01878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29" calcext:value-type="float">
            <text:p>0.002029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716" calcext:value-type="float">
            <text:p>0.00971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608" calcext:value-type="float">
            <text:p>0.018608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6" calcext:value-type="float">
            <text:p>0.00206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452" calcext:value-type="float">
            <text:p>0.009452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731" calcext:value-type="float">
            <text:p>0.01731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612" calcext:value-type="float">
            <text:p>0.00261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707" calcext:value-type="float">
            <text:p>0.009707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808" calcext:value-type="float">
            <text:p>0.018808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283" calcext:value-type="float">
            <text:p>0.00228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10504" calcext:value-type="float">
            <text:p>0.010504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20819" calcext:value-type="float">
            <text:p>0.020819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188" calcext:value-type="float">
            <text:p>0.002188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10953" calcext:value-type="float">
            <text:p>0.010953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29216" calcext:value-type="float">
            <text:p>0.02921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254" calcext:value-type="float">
            <text:p>0.002254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2078" calcext:value-type="float">
            <text:p>0.020780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92" calcext:value-type="float">
            <text:p>0.003392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4" calcext:value-type="float">
            <text:p>0.000284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66" calcext:value-type="float">
            <text:p>0.00126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45" calcext:value-type="float">
            <text:p>0.003450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5" calcext:value-type="float">
            <text:p>0.00028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28" calcext:value-type="float">
            <text:p>0.00122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227" calcext:value-type="float">
            <text:p>0.003227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9" calcext:value-type="float">
            <text:p>0.000289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34" calcext:value-type="float">
            <text:p>0.001234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526" calcext:value-type="float">
            <text:p>0.00352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6" calcext:value-type="float">
            <text:p>0.00028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35" calcext:value-type="float">
            <text:p>0.001235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154" calcext:value-type="float">
            <text:p>0.003154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6" calcext:value-type="float">
            <text:p>0.00028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31" calcext:value-type="float">
            <text:p>0.001231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247" calcext:value-type="float">
            <text:p>0.003247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93" calcext:value-type="float">
            <text:p>0.00029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58" calcext:value-type="float">
            <text:p>0.00125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7802" calcext:value-type="float">
            <text:p>0.01780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62" calcext:value-type="float">
            <text:p>0.00206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515" calcext:value-type="float">
            <text:p>0.009515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403" calcext:value-type="float">
            <text:p>0.01840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13" calcext:value-type="float">
            <text:p>0.00213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852" calcext:value-type="float">
            <text:p>0.009852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895" calcext:value-type="float">
            <text:p>0.01989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405" calcext:value-type="float">
            <text:p>0.00240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10686" calcext:value-type="float">
            <text:p>0.010686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114" calcext:value-type="float">
            <text:p>0.019114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475" calcext:value-type="float">
            <text:p>0.00247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10289" calcext:value-type="float">
            <text:p>0.010289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182" calcext:value-type="float">
            <text:p>0.019182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44" calcext:value-type="float">
            <text:p>0.002044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5" calcext:value-type="float">
            <text:p>0.009500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7434" calcext:value-type="float">
            <text:p>0.017434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44" calcext:value-type="float">
            <text:p>0.002044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1024" calcext:value-type="float">
            <text:p>0.010240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2">
          <table:table-cell/>
          <table:table-cell table:style-name="ce5"/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02" calcext:value-type="float">
            <text:p>0.003602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4" calcext:value-type="float">
            <text:p>0.000284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35" calcext:value-type="float">
            <text:p>0.00123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732" calcext:value-type="float">
            <text:p>0.003732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92" calcext:value-type="float">
            <text:p>0.000292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67" calcext:value-type="float">
            <text:p>0.00126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18" calcext:value-type="float">
            <text:p>0.00361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98" calcext:value-type="float">
            <text:p>0.00029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06" calcext:value-type="float">
            <text:p>0.001206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85" calcext:value-type="float">
            <text:p>0.00368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4" calcext:value-type="float">
            <text:p>0.000284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413" calcext:value-type="float">
            <text:p>0.00141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2" calcext:value-type="float">
            <text:p>0.003320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91" calcext:value-type="float">
            <text:p>0.00029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307" calcext:value-type="float">
            <text:p>0.00130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35" calcext:value-type="float">
            <text:p>0.00363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306" calcext:value-type="float">
            <text:p>0.00030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14" calcext:value-type="float">
            <text:p>0.001214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787" calcext:value-type="float">
            <text:p>0.01978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165" calcext:value-type="float">
            <text:p>0.00216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916" calcext:value-type="float">
            <text:p>0.00991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724" calcext:value-type="float">
            <text:p>0.019724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61" calcext:value-type="float">
            <text:p>0.00261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65" calcext:value-type="float">
            <text:p>0.009465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439" calcext:value-type="float">
            <text:p>0.018439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37" calcext:value-type="float">
            <text:p>0.00203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821" calcext:value-type="float">
            <text:p>0.009821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494" calcext:value-type="float">
            <text:p>0.018494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125" calcext:value-type="float">
            <text:p>0.00212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10103" calcext:value-type="float">
            <text:p>0.010103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573" calcext:value-type="float">
            <text:p>0.01857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42" calcext:value-type="float">
            <text:p>0.00204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36" calcext:value-type="float">
            <text:p>0.00943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571" calcext:value-type="float">
            <text:p>0.018571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355" calcext:value-type="float">
            <text:p>0.00235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768" calcext:value-type="float">
            <text:p>0.009768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495" calcext:value-type="float">
            <text:p>0.00349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8" calcext:value-type="float">
            <text:p>0.00028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15" calcext:value-type="float">
            <text:p>0.00121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94" calcext:value-type="float">
            <text:p>0.003394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4" calcext:value-type="float">
            <text:p>0.000284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21" calcext:value-type="float">
            <text:p>0.001221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525" calcext:value-type="float">
            <text:p>0.00352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9" calcext:value-type="float">
            <text:p>0.000289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29" calcext:value-type="float">
            <text:p>0.00122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78" calcext:value-type="float">
            <text:p>0.00337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" calcext:value-type="float">
            <text:p>0.000280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26" calcext:value-type="float">
            <text:p>0.001226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452" calcext:value-type="float">
            <text:p>0.003452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4" calcext:value-type="float">
            <text:p>0.000284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432" calcext:value-type="float">
            <text:p>0.001432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16" calcext:value-type="float">
            <text:p>0.00331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9" calcext:value-type="float">
            <text:p>0.000289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17" calcext:value-type="float">
            <text:p>0.001217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835" calcext:value-type="float">
            <text:p>0.01883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32" calcext:value-type="float">
            <text:p>0.00203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974" calcext:value-type="float">
            <text:p>0.009974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427" calcext:value-type="float">
            <text:p>0.01942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39" calcext:value-type="float">
            <text:p>0.002039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59" calcext:value-type="float">
            <text:p>0.00945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434" calcext:value-type="float">
            <text:p>0.018434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67" calcext:value-type="float">
            <text:p>0.00206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16" calcext:value-type="float">
            <text:p>0.009416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503" calcext:value-type="float">
            <text:p>0.01950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44" calcext:value-type="float">
            <text:p>0.002044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552" calcext:value-type="float">
            <text:p>0.009552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931" calcext:value-type="float">
            <text:p>0.019931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32" calcext:value-type="float">
            <text:p>0.002032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669" calcext:value-type="float">
            <text:p>0.009669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945" calcext:value-type="float">
            <text:p>0.018945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147" calcext:value-type="float">
            <text:p>0.00214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93" calcext:value-type="float">
            <text:p>0.009493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3">
          <table:table-cell/>
          <table:table-cell table:style-name="ce5"/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295" calcext:value-type="float">
            <text:p>0.003295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2" calcext:value-type="float">
            <text:p>0.000282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14" calcext:value-type="float">
            <text:p>0.001214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77" calcext:value-type="float">
            <text:p>0.003377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93" calcext:value-type="float">
            <text:p>0.00029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45" calcext:value-type="float">
            <text:p>0.001245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426" calcext:value-type="float">
            <text:p>0.00342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9" calcext:value-type="float">
            <text:p>0.000289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33" calcext:value-type="float">
            <text:p>0.001233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321" calcext:value-type="float">
            <text:p>0.018321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47" calcext:value-type="float">
            <text:p>0.002047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422" calcext:value-type="float">
            <text:p>0.009422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2371" calcext:value-type="float">
            <text:p>0.02371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265" calcext:value-type="float">
            <text:p>0.00226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528" calcext:value-type="float">
            <text:p>0.009528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545" calcext:value-type="float">
            <text:p>0.01854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35" calcext:value-type="float">
            <text:p>0.00203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973" calcext:value-type="float">
            <text:p>0.009973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974433" calcext:value-type="float">
            <text:p>3.974433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852176" calcext:value-type="float">
            <text:p>0.852176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3.526722" calcext:value-type="float">
            <text:p>3.526722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781977" calcext:value-type="float">
            <text:p>3.781977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901864" calcext:value-type="float">
            <text:p>0.901864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3.478443" calcext:value-type="float">
            <text:p>3.478443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660107" calcext:value-type="float">
            <text:p>3.660107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813615" calcext:value-type="float">
            <text:p>0.813615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3.387792" calcext:value-type="float">
            <text:p>3.387792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669998" calcext:value-type="float">
            <text:p>3.669998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826524" calcext:value-type="float">
            <text:p>0.826524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3.432746" calcext:value-type="float">
            <text:p>3.432746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5.021923" calcext:value-type="float">
            <text:p>25.021923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6.877664" calcext:value-type="float">
            <text:p>6.877664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3.402237" calcext:value-type="float">
            <text:p>23.402237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5.668985" calcext:value-type="float">
            <text:p>25.668985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6.845725" calcext:value-type="float">
            <text:p>6.845725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4.111009" calcext:value-type="float">
            <text:p>24.111009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5.339146" calcext:value-type="float">
            <text:p>25.339146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7.069291" calcext:value-type="float">
            <text:p>7.069291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4.1488" calcext:value-type="float">
            <text:p>24.148800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5.378952" calcext:value-type="float">
            <text:p>25.378952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6.827083" calcext:value-type="float">
            <text:p>6.827083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4.631762" calcext:value-type="float">
            <text:p>24.631762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793" calcext:value-type="float">
            <text:p>0.003793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3" calcext:value-type="float">
            <text:p>0.000300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19" calcext:value-type="float">
            <text:p>0.001219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746" calcext:value-type="float">
            <text:p>0.003746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614" calcext:value-type="float">
            <text:p>0.000614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306" calcext:value-type="float">
            <text:p>0.001306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574" calcext:value-type="float">
            <text:p>0.003574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0284" calcext:value-type="float">
            <text:p>0.000284</text:p>
          </table:table-cell>
          <table:table-cell table:style-name="ce16" office:value-type="float" office:value="89502" calcext:value-type="float">
            <text:p>89,502.0</text:p>
          </table:table-cell>
          <table:table-cell table:style-name="ce12" office:value-type="float" office:value="0.001208" calcext:value-type="float">
            <text:p>0.001208</text:p>
          </table:table-cell>
          <table:table-cell table:style-name="ce16" office:value-type="float" office:value="89502" calcext:value-type="float">
            <text:p>89,502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365" calcext:value-type="float">
            <text:p>0.019365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36" calcext:value-type="float">
            <text:p>0.00203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537" calcext:value-type="float">
            <text:p>0.009537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22317" calcext:value-type="float">
            <text:p>0.022317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033" calcext:value-type="float">
            <text:p>0.002033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9473" calcext:value-type="float">
            <text:p>0.009473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096" calcext:value-type="float">
            <text:p>0.018096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0262" calcext:value-type="float">
            <text:p>0.002620</text:p>
          </table:table-cell>
          <table:table-cell table:style-name="ce16" office:value-type="float" office:value="353266" calcext:value-type="float">
            <text:p>353,266.0</text:p>
          </table:table-cell>
          <table:table-cell table:style-name="ce12" office:value-type="float" office:value="0.015792" calcext:value-type="float">
            <text:p>0.015792</text:p>
          </table:table-cell>
          <table:table-cell table:style-name="ce16" office:value-type="float" office:value="353266" calcext:value-type="float">
            <text:p>353,266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794989" calcext:value-type="float">
            <text:p>3.794989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823255" calcext:value-type="float">
            <text:p>0.823255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4.20872" calcext:value-type="float">
            <text:p>4.208720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594502" calcext:value-type="float">
            <text:p>3.594502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872222" calcext:value-type="float">
            <text:p>0.872222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3.590184" calcext:value-type="float">
            <text:p>3.590184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834893" calcext:value-type="float">
            <text:p>3.834893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837537" calcext:value-type="float">
            <text:p>0.837537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3.589217" calcext:value-type="float">
            <text:p>3.589217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588232" calcext:value-type="float">
            <text:p>3.588232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0.815256" calcext:value-type="float">
            <text:p>0.815256</text:p>
          </table:table-cell>
          <table:table-cell table:style-name="ce16" office:value-type="float" office:value="8117937" calcext:value-type="float">
            <text:p>8,117,937.0</text:p>
          </table:table-cell>
          <table:table-cell table:style-name="ce12" office:value-type="float" office:value="3.826735" calcext:value-type="float">
            <text:p>3.826735</text:p>
          </table:table-cell>
          <table:table-cell table:style-name="ce16" office:value-type="float" office:value="8117937" calcext:value-type="float">
            <text:p>8,117,93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135391" calcext:value-type="float">
            <text:p>23.135391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6.489187" calcext:value-type="float">
            <text:p>6.489187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2.191726" calcext:value-type="float">
            <text:p>22.191726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256875" calcext:value-type="float">
            <text:p>23.256875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6.380877" calcext:value-type="float">
            <text:p>6.380877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2.198515" calcext:value-type="float">
            <text:p>22.198515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812851" calcext:value-type="float">
            <text:p>23.812851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6.490945" calcext:value-type="float">
            <text:p>6.490945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2.314222" calcext:value-type="float">
            <text:p>22.314222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r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40907" calcext:value-type="float">
            <text:p>23.409070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6.580239" calcext:value-type="float">
            <text:p>6.580239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2" office:value-type="float" office:value="22.907298" calcext:value-type="float">
            <text:p>22.907298</text:p>
          </table:table-cell>
          <table:table-cell table:style-name="ce16" office:value-type="float" office:value="31896067" calcext:value-type="float">
            <text:p>31,896,067.0</text:p>
          </table:table-cell>
          <table:table-cell table:number-columns-repeated="1014"/>
        </table:table-row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2">
          <table:table-cell/>
          <table:table-cell table:style-name="ce5"/>
          <table:table-cell table:style-name="ce2"/>
          <table:table-cell table:style-name="ce7" office:value-type="string" calcext:value-type="string">
            <text:p>|Matrix| </text:p>
          </table:table-cell>
          <table:table-cell table:style-name="ce11" office:value-type="string" calcext:value-type="string">
            <text:p>Time / mpi </text:p>
          </table:table-cell>
          <table:table-cell table:style-name="ce15" office:value-type="string" calcext:value-type="string">
            <text:p>Inf Norm / mpi </text:p>
          </table:table-cell>
          <table:table-cell table:style-name="ce11" office:value-type="string" calcext:value-type="string">
            <text:p>Time / dgemm </text:p>
          </table:table-cell>
          <table:table-cell table:style-name="ce15" office:value-type="string" calcext:value-type="string">
            <text:p>Inf Norm / dgemm </text:p>
          </table:table-cell>
          <table:table-cell table:style-name="ce11" office:value-type="string" calcext:value-type="string">
            <text:p>Time / manual </text:p>
          </table:table-cell>
          <table:table-cell table:style-name="ce15" office:value-type="string" calcext:value-type="string">
            <text:p>Inf Norm / manual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97" calcext:value-type="float">
            <text:p>0.003397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8" calcext:value-type="float">
            <text:p>0.00028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42" calcext:value-type="float">
            <text:p>0.001242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11" calcext:value-type="float">
            <text:p>0.00361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7" calcext:value-type="float">
            <text:p>0.000287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15" calcext:value-type="float">
            <text:p>0.001215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682" calcext:value-type="float">
            <text:p>0.003682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8" calcext:value-type="float">
            <text:p>0.000288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11" calcext:value-type="float">
            <text:p>0.001211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267" calcext:value-type="float">
            <text:p>0.01926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433" calcext:value-type="float">
            <text:p>0.00243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35" calcext:value-type="float">
            <text:p>0.009435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404" calcext:value-type="float">
            <text:p>0.018404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47" calcext:value-type="float">
            <text:p>0.00204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42" calcext:value-type="float">
            <text:p>0.009442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23596" calcext:value-type="float">
            <text:p>0.023596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19" calcext:value-type="float">
            <text:p>0.002019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12373" calcext:value-type="float">
            <text:p>0.012373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669566" calcext:value-type="float">
            <text:p>3.669566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18055" calcext:value-type="float">
            <text:p>0.818055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356318" calcext:value-type="float">
            <text:p>3.356318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575005" calcext:value-type="float">
            <text:p>3.575005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21899" calcext:value-type="float">
            <text:p>0.821899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329264" calcext:value-type="float">
            <text:p>3.32926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580136" calcext:value-type="float">
            <text:p>3.580136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27713" calcext:value-type="float">
            <text:p>0.827713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289661" calcext:value-type="float">
            <text:p>3.289661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638119" calcext:value-type="float">
            <text:p>3.638119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10202" calcext:value-type="float">
            <text:p>0.810202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298383" calcext:value-type="float">
            <text:p>3.298383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38916" calcext:value-type="float">
            <text:p>23.389160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553018" calcext:value-type="float">
            <text:p>6.553018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3.616626" calcext:value-type="float">
            <text:p>23.61662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609556" calcext:value-type="float">
            <text:p>23.60955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560736" calcext:value-type="float">
            <text:p>6.56073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2.512074" calcext:value-type="float">
            <text:p>22.51207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316519" calcext:value-type="float">
            <text:p>23.316519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552578" calcext:value-type="float">
            <text:p>6.552578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2.917504" calcext:value-type="float">
            <text:p>22.91750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223686" calcext:value-type="float">
            <text:p>23.22368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693635" calcext:value-type="float">
            <text:p>6.693635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2.248374" calcext:value-type="float">
            <text:p>22.24837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style-name="ce2"/>
          <table:table-cell table:style-name="ce9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4897" calcext:value-type="float">
            <text:p>0.004897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1" calcext:value-type="float">
            <text:p>0.000281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19" calcext:value-type="float">
            <text:p>0.001219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26" calcext:value-type="float">
            <text:p>0.00332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049" calcext:value-type="float">
            <text:p>0.001049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2203" calcext:value-type="float">
            <text:p>0.002203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003305" calcext:value-type="float">
            <text:p>0.003305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0286" calcext:value-type="float">
            <text:p>0.000286</text:p>
          </table:table-cell>
          <table:table-cell table:style-name="ce16" office:value-type="float" office:value="1625625" calcext:value-type="float">
            <text:p>1,625,625.0</text:p>
          </table:table-cell>
          <table:table-cell table:style-name="ce12" office:value-type="float" office:value="0.00121" calcext:value-type="float">
            <text:p>0.001210</text:p>
          </table:table-cell>
          <table:table-cell table:style-name="ce16" office:value-type="float" office:value="1625625" calcext:value-type="float">
            <text:p>1,625,625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313" calcext:value-type="float">
            <text:p>0.01831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23" calcext:value-type="float">
            <text:p>0.00202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471" calcext:value-type="float">
            <text:p>0.009471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8587" calcext:value-type="float">
            <text:p>0.018587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33" calcext:value-type="float">
            <text:p>0.00203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53" calcext:value-type="float">
            <text:p>0.009530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0.019" calcext:value-type="float">
            <text:p>0.01900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2073" calcext:value-type="float">
            <text:p>0.002073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2" office:value-type="float" office:value="0.009658" calcext:value-type="float">
            <text:p>0.009658</text:p>
          </table:table-cell>
          <table:table-cell table:style-name="ce16" office:value-type="float" office:value="25502500" calcext:value-type="float">
            <text:p>25,50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710844" calcext:value-type="float">
            <text:p>3.71084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34674" calcext:value-type="float">
            <text:p>0.83467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355016" calcext:value-type="float">
            <text:p>3.355016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587707" calcext:value-type="float">
            <text:p>3.587707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19234" calcext:value-type="float">
            <text:p>0.81923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319822" calcext:value-type="float">
            <text:p>3.319822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61953" calcext:value-type="float">
            <text:p>3.619530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1674" calcext:value-type="float">
            <text:p>0.816740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347187" calcext:value-type="float">
            <text:p>3.347187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3.604923" calcext:value-type="float">
            <text:p>3.604923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0.818356" calcext:value-type="float">
            <text:p>0.818356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style-name="ce12" office:value-type="float" office:value="3.359344" calcext:value-type="float">
            <text:p>3.359344</text:p>
          </table:table-cell>
          <table:table-cell table:style-name="ce16" office:value-type="float" office:value="15687562500" calcext:value-type="float">
            <text:p>15,687,562,5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619057" calcext:value-type="float">
            <text:p>23.619057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392954" calcext:value-type="float">
            <text:p>6.392954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1.995911" calcext:value-type="float">
            <text:p>21.995911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4.271146" calcext:value-type="float">
            <text:p>24.27114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441605" calcext:value-type="float">
            <text:p>6.441605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2.635459" calcext:value-type="float">
            <text:p>22.635459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3.330612" calcext:value-type="float">
            <text:p>23.330612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564853" calcext:value-type="float">
            <text:p>6.564853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2.277569" calcext:value-type="float">
            <text:p>22.277569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./A4-mpi-1D-cblas -i </text:p>
          </table:table-cell>
          <table:table-cell table:style-name="ce2"/>
          <table:table-cell table:style-name="ce8" office:value-type="float" office:value="1000" calcext:value-type="float">
            <text:p>1000</text:p>
          </table:table-cell>
          <table:table-cell table:style-name="ce12" office:value-type="float" office:value="22.908853" calcext:value-type="float">
            <text:p>22.908853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6.467756" calcext:value-type="float">
            <text:p>6.467756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2" office:value-type="float" office:value="22.457247" calcext:value-type="float">
            <text:p>22.457247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number-columns-repeated="1014"/>
        </table:table-row>
        <table:table-row table:style-name="ro1" table:number-rows-repeated="6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 number:grouping="true"/>
    </number:number-style>
    <number:number-style style:name="N111">
      <number:number number: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3T18:26:05.879676870</meta:creation-date>
    <dc:date>2014-07-23T19:34:50.508711803</dc:date>
    <dc:creator>Paula Dwan</dc:creator>
    <meta:editing-duration>PT53M41S</meta:editing-duration>
    <meta:editing-cycles>8</meta:editing-cycles>
    <meta:generator>LibreOffice/4.1.6.2$Linux_X86_64 LibreOffice_project/410m0$Build-2</meta:generator>
    <meta:document-statistic meta:table-count="1" meta:cell-count="862" meta:object-count="0"/>
  </office:meta>
</office:document-meta>
</file>